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37b0e2" officeooo:paragraph-rsid="0037b0e2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<text:span text:style-name="T1"> ¿Qué es la accesibilidad en el contexto de los sistemas informáticos?</text:span></text:p>
      <text:p text:style-name="P4"><text:span text:style-name="Strong_20_Emphasis"><text:span text:style-name="T1">Respuesta 1:</text:span></text:span><text:span text:style-name="T1"> La accesibilidad se refiere a la capacidad de los sistemas informáticos y las aplicaciones para ser utilizados de manera efectiva por personas con discapacidades, incluyendo discapacidades visuales, auditivas y motoras.</text:span></text:p>
      <text:p text:style-name="Horizontal_20_Line"/>
      <text:p text:style-name="P4"><text:span text:style-name="Strong_20_Emphasis"><text:span text:style-name="T1">Pregunta 2:</text:span></text:span><text:span text:style-name="T1"> ¿Cuál es el propósito de las herramientas de accesibilidad en un sistema operativo?</text:span></text:p>
      <text:p text:style-name="P4"><text:span text:style-name="Strong_20_Emphasis"><text:span text:style-name="T1">Respuesta 2:</text:span></text:span><text:span text:style-name="T1"> Las herramientas de accesibilidad en un sistema operativo tienen como propósito proporcionar opciones y funcionalidades que faciliten el uso de la computadora a personas con discapacidades.</text:span></text:p>
      <text:p text:style-name="Horizontal_20_Line"/>
      <text:p text:style-name="P4"><text:span text:style-name="Strong_20_Emphasis"><text:span text:style-name="T1">Pregunta 3:</text:span></text:span><text:span text:style-name="T1"> ¿Qué es un lector de pantalla en el contexto de la accesibilidad?</text:span></text:p>
      <text:p text:style-name="P4"><text:span text:style-name="Strong_20_Emphasis"><text:span text:style-name="T1">Respuesta 3:</text:span></text:span><text:span text:style-name="T1"> Un lector de pantalla es una herramienta de software que convierte texto y elementos de la pantalla en voz o braille para que las personas con discapacidades visuales puedan interactuar con la computadora.</text:span></text:p>
      <text:p text:style-name="Horizontal_20_Line"/>
      <text:p text:style-name="P4"><text:span text:style-name="Strong_20_Emphasis"><text:span text:style-name="T1">Pregunta 4:</text:span></text:span><text:span text:style-name="T1"> ¿Cuál es el propósito de las teclas de acceso rápido en las herramientas de accesibilidad?</text:span></text:p>
      <text:p text:style-name="P4"><text:span text:style-name="Strong_20_Emphasis"><text:span text:style-name="T1">Respuesta 4:</text:span></text:span><text:span text:style-name="T1"> Las teclas de acceso rápido permiten a los usuarios activar funciones de accesibilidad de manera rápida y sencilla sin utilizar el mouse o realizar múltiples acciones.</text:span></text:p>
      <text:p text:style-name="Horizontal_20_Line"/>
      <text:p text:style-name="P4"><text:span text:style-name="Strong_20_Emphasis"><text:span text:style-name="T1">Pregunta 5:</text:span></text:span><text:span text:style-name="T1"> ¿Cuál es el propósito de las opciones de contraste alto en un sistema de accesibilidad?</text:span></text:p>
      <text:p text:style-name="P4"><text:span text:style-name="Strong_20_Emphasis"><text:span text:style-name="T1">Respuesta 5:</text:span></text:span><text:span text:style-name="T1"> Las opciones de contraste alto aumentan la visibilidad de los elementos en la pantalla al resaltar el texto y los objetos mediante colores y fondos de alto contraste.</text:span></text:p>
      <text:p text:style-name="Horizontal_20_Line"/>
      <text:p text:style-name="P4"><text:span text:style-name="Strong_20_Emphasis"><text:span text:style-name="T1">Pregunta 6:</text:span></text:span><text:span text:style-name="T1"> ¿Qué es la tecnología de reconocimiento de voz y cuál es su utilidad en la accesibilidad?</text:span></text:p>
      <text:p text:style-name="P4"><text:soft-page-break/><text:span text:style-name="Strong_20_Emphasis"><text:span text:style-name="T1">Respuesta 6:</text:span></text:span><text:span text:style-name="T1"> La tecnología de reconocimiento de voz permite a las personas controlar una computadora mediante comandos de voz, lo que es útil para aquellos con discapacidades motoras.</text:span></text:p>
      <text:p text:style-name="Horizontal_20_Line"/>
      <text:p text:style-name="P4"><text:span text:style-name="Strong_20_Emphasis"><text:span text:style-name="T1">Pregunta 7:</text:span></text:span><text:span text:style-name="T1"> ¿Cuál es el propósito de los sistemas de entrada alternativos en la accesibilidad?</text:span></text:p>
      <text:p text:style-name="P4"><text:span text:style-name="Strong_20_Emphasis"><text:span text:style-name="T1">Respuesta 7:</text:span></text:span><text:span text:style-name="T1"> Los sistemas de entrada alternativos permiten a las personas con discapacidades motoras utilizar métodos de entrada diferentes, como teclados virtuales, dispositivos de seguimiento ocular o interruptores, para interactuar con la computadora.</text:span></text:p>
      <text:p text:style-name="Horizontal_20_Line"/>
      <text:p text:style-name="P4"><text:span text:style-name="Strong_20_Emphasis"><text:span text:style-name="T1">Pregunta 8:</text:span></text:span><text:span text:style-name="T1"> ¿Qué es el braille y cómo se utiliza en la accesibilidad?</text:span></text:p>
      <text:p text:style-name="P4"><text:span text:style-name="Strong_20_Emphasis"><text:span text:style-name="T1">Respuesta 8:</text:span></text:span><text:span text:style-name="T1"> El braille es un sistema de escritura táctil utilizado por personas ciegas. En la accesibilidad, se utilizan dispositivos braille que convierten texto y contenido de pantalla en caracteres braille que pueden ser leídos mediante el tacto.</text:span></text:p>
      <text:p text:style-name="Horizontal_20_Line"/>
      <text:p text:style-name="P4"><text:span text:style-name="Strong_20_Emphasis"><text:span text:style-name="T1">Pregunta 9:</text:span></text:span><text:span text:style-name="T1"> ¿Cuál es el propósito de las opciones de aumento de tamaño de texto en las herramientas de accesibilidad?</text:span></text:p>
      <text:p text:style-name="P4"><text:span text:style-name="Strong_20_Emphasis"><text:span text:style-name="T1">Respuesta 9:</text:span></text:span><text:span text:style-name="T1"> Las opciones de aumento de tamaño de texto permiten a los usuarios aumentar el tamaño del texto en la pantalla para facilitar su lectura.</text:span></text:p>
      <text:p text:style-name="Horizontal_20_Line"/>
      <text:p text:style-name="P4"><text:span text:style-name="Strong_20_Emphasis"><text:span text:style-name="T1">Pregunta 10:</text:span></text:span><text:span text:style-name="T1"> ¿Qué es el "texto a voz" (TTS) en el contexto de la accesibilidad?</text:span></text:p>
      <text:p text:style-name="P4"><text:span text:style-name="Strong_20_Emphasis"><text:span text:style-name="T1">Respuesta 10:</text:span></text:span><text:span text:style-name="T1"> El texto a voz (TTS) es una tecnología que convierte texto escrito en voz sintetizada, lo que facilita la lectura de contenido en pantalla para personas con discapacidades visuales.</text:span></text:p>
      <text:p text:style-name="Horizontal_20_Line"/>
      <text:p text:style-name="P4"><text:span text:style-name="Strong_20_Emphasis"><text:span text:style-name="T1">Pregunta 11:</text:span></text:span><text:span text:style-name="T1"> ¿Cuál es el propósito de las opciones de navegación por voz en un sistema de accesibilidad?</text:span></text:p>
      <text:p text:style-name="P4"><text:span text:style-name="Strong_20_Emphasis"><text:span text:style-name="T1">Respuesta 11:</text:span></text:span><text:span text:style-name="T1"> Las opciones de navegación por voz permiten a las personas con discapacidades visuales navegar y controlar la computadora mediante comandos de voz.</text:span></text:p>
      <text:p text:style-name="Horizontal_20_Line"/>
      <text:p text:style-name="P4"><text:soft-page-break/><text:span text:style-name="Strong_20_Emphasis"><text:span text:style-name="T1">Pregunta 12:</text:span></text:span><text:span text:style-name="T1"> ¿Qué es el "modo de alto contraste" en un sistema de accesibilidad?</text:span></text:p>
      <text:p text:style-name="P4"><text:span text:style-name="Strong_20_Emphasis"><text:span text:style-name="T1">Respuesta 12:</text:span></text:span><text:span text:style-name="T1"> El modo de alto contraste es una configuración que cambia la apariencia visual de la pantalla para mejorar la legibilidad y la visibilidad de los elementos, especialmente para personas con discapacidades visuales.</text:span></text:p>
      <text:p text:style-name="Horizontal_20_Line"/>
      <text:p text:style-name="P4"><text:span text:style-name="Strong_20_Emphasis"><text:span text:style-name="T1">Pregunta 13:</text:span></text:span><text:span text:style-name="T1"> ¿Cuál es el propósito de las opciones de subtítulos y transcripciones en la accesibilidad?</text:span></text:p>
      <text:p text:style-name="P4"><text:span text:style-name="Strong_20_Emphasis"><text:span text:style-name="T1">Respuesta 13:</text:span></text:span><text:span text:style-name="T1"> Las opciones de subtítulos y transcripciones proporcionan acceso a contenido de audio y video para personas con discapacidades auditivas al mostrar texto descriptivo o subtítulos.</text:span></text:p>
      <text:p text:style-name="Horizontal_20_Line"/>
      <text:p text:style-name="P4"><text:span text:style-name="Strong_20_Emphasis"><text:span text:style-name="T1">Pregunta 14:</text:span></text:span><text:span text:style-name="T1"> ¿Qué es la "navegación por teclado" en el contexto de la accesibilidad?</text:span></text:p>
      <text:p text:style-name="P4"><text:span text:style-name="Strong_20_Emphasis"><text:span text:style-name="T1">Respuesta 14:</text:span></text:span><text:span text:style-name="T1"> La navegación por teclado se refiere a la capacidad de interactuar con la computadora y sus aplicaciones utilizando solo el teclado, lo que es útil para personas con discapacidades motoras.</text:span></text:p>
      <text:p text:style-name="Horizontal_20_Line"/>
      <text:p text:style-name="P4"><text:span text:style-name="Strong_20_Emphasis"><text:span text:style-name="T1">Pregunta 15:</text:span></text:span><text:span text:style-name="T1"> ¿Cuál es el propósito de las opciones de tiempo de espera ajustable en las herramientas de accesibilidad?</text:span></text:p>
      <text:p text:style-name="P4"><text:span text:style-name="Strong_20_Emphasis"><text:span text:style-name="T1">Respuesta 15:</text:span></text:span><text:span text:style-name="T1"> Las opciones de tiempo de espera ajustable permiten a los usuarios configurar el tiempo que deben mantener presionada una tecla o realizar una acción, lo que facilita la entrada de personas con discapacidades motoras.</text:span></text:p>
      <text:p text:style-name="Horizontal_20_Line"/>
      <text:p text:style-name="P4"><text:span text:style-name="Strong_20_Emphasis"><text:span text:style-name="T1">Pregunta 16:</text:span></text:span><text:span text:style-name="T1"> ¿Qué es un "lector de pantalla de pantalla completa" en el contexto de la accesibilidad?</text:span></text:p>
      <text:p text:style-name="P4"><text:span text:style-name="Strong_20_Emphasis"><text:span text:style-name="T1">Respuesta 16:</text:span></text:span><text:span text:style-name="T1"> Un lector de pantalla de pantalla completa es una herramienta que proporciona una descripción auditiva detallada de todo el contenido de la pantalla, incluyendo la ubicación del cursor y la estructura de la interfaz de usuario.</text:span></text:p>
      <text:p text:style-name="Horizontal_20_Line"/>
      <text:p text:style-name="P4"><text:span text:style-name="Strong_20_Emphasis"><text:span text:style-name="T1">Pregunta 17:</text:span></text:span><text:span text:style-name="T1"> ¿Cuál es el propósito de las opciones de filtro de color en las herramientas de accesibilidad?</text:span></text:p>
      <text:p text:style-name="P4"><text:soft-page-break/><text:span text:style-name="Strong_20_Emphasis"><text:span text:style-name="T1">Respuesta 17:</text:span></text:span><text:span text:style-name="T1"> Las opciones de filtro de color permiten a los usuarios ajustar la paleta de colores en la pantalla para adaptarla a sus necesidades visuales.</text:span></text:p>
      <text:p text:style-name="Horizontal_20_Line"/>
      <text:p text:style-name="P4"><text:span text:style-name="Strong_20_Emphasis"><text:span text:style-name="T1">Pregunta 18:</text:span></text:span><text:span text:style-name="T1"> ¿Qué es un "sistema de entrada de sip y puff" en el contexto de la accesibilidad?</text:span></text:p>
      <text:p text:style-name="P4"><text:span text:style-name="Strong_20_Emphasis"><text:span text:style-name="T1">Respuesta 18:</text:span></text:span><text:span text:style-name="T1"> Un sistema de entrada de sip y puff es un dispositivo que permite a las personas con discapacidades motoras controlar la computadora mediante soplidos y aspiraciones suaves en tubos especiales.</text:span></text:p>
      <text:p text:style-name="Horizontal_20_Line"/>
      <text:p text:style-name="P4"><text:span text:style-name="Strong_20_Emphasis"><text:span text:style-name="T1">Pregunta 19:</text:span></text:span><text:span text:style-name="T1"> ¿Cuál es el propósito de las opciones de reconocimiento de gestos en las herramientas de accesibilidad?</text:span></text:p>
      <text:p text:style-name="P4"><text:span text:style-name="Strong_20_Emphasis"><text:span text:style-name="T1">Respuesta 19:</text:span></text:span><text:span text:style-name="T1"> Las opciones de reconocimiento de gestos permiten a las personas con discapacidades motoras utilizar gestos táctiles o movimientos del mouse para controlar la computadora.</text:span></text:p>
      <text:p text:style-name="Horizontal_20_Line"/>
      <text:p text:style-name="P4"><text:span text:style-name="Strong_20_Emphasis"><text:span text:style-name="T1">Pregunta 20:</text:span></text:span><text:span text:style-name="T1"> ¿Cuál es el propósito de las opciones de magnificación de pantalla en las herramientas de accesibilidad?</text:span></text:p>
      <text:p text:style-name="P4"><text:span text:style-name="Strong_20_Emphasis"><text:span text:style-name="T1">Respuesta 20:</text:span></text:span><text:span text:style-name="T1"> Las opciones de magnificación de pantalla permiten a los usuarios ampliar una parte específica de la pantalla para facilitar la lectura y la interacción.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37b0e2" officeooo:paragraph-rsid="0037b0e2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Interfaces de usuario y escritorios</text:p>
        <text:p text:style-name="MP2"><text:s/>Accesibilidad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43:32.233512396</dc:date>
    <meta:editing-duration>PT2H38M31S</meta:editing-duration>
    <meta:editing-cycles>45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4" meta:word-count="944" meta:character-count="6003" meta:non-whitespace-character-count="5100"/>
  </office:meta>
</office:document-meta>
</file>